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Back-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ing</text:p>
          </table:table-cell>
          <table:table-cell table:style-name="ce1" office:value-type="string" calcext:value-type="string">
            <text:p>Finishe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avbar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Transform-page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haragraphs (7)</text:p>
          </table:table-cell>
          <table:table-cell/>
          <table:table-cell office:value-type="string" calcext:value-type="string">
            <text:p>✅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ferral pictures 3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unnyside logo (2)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Heading(h1-1)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Heading(h2-1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Icons 4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footer text 3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List (2)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00/00/00</text:date>, <text:time style:data-style-name="N2" text:time-value="10:48:45.52512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32.515587600</meta:creation-date>
    <meta:generator>LibreOffice/25.2.5.2$Windows_X86_64 LibreOffice_project/03d19516eb2e1dd5d4ccd751a0d6f35f35e08022</meta:generator>
    <dc:date>2025-09-04T08:16:39.962369700</dc:date>
    <meta:editing-duration>PT17H59M45S</meta:editing-duration>
    <meta:editing-cycles>2</meta:editing-cycles>
    <meta:document-statistic meta:table-count="1" meta:cell-count="28" meta:object-count="0"/>
  </office:meta>
</office:document-meta>
</file>